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Raleway Light" svg:font-family="Raleway Light" style:font-family-generic="swiss" style:font-pitch="variable" svg:panose-1="2 11 4 3 3 1 1 6 0 3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o Whom It May Concern,</text:p>
      <text:p text:style-name="Standard">I’m writing<text:s/>to follow up on an application I submitted for the open<text:s/>Application Analyst position<text:bookmark-start text:name="OLE_LINK1"/><text:bookmark-start text:name="OLE_LINK2"/>. I am very enthusiastic about the prospect of working for Concord Hospital and know I would make an excellent addition to your team.<text:s/><text:bookmark-start text:name="OLE_LINK6"/><text:bookmark-start text:name="OLE_LINK7"/>I have experience in both medicine and IT, and<text:s/>as such I am armed with a unique understanding of how critical infrastructure is in a hospital setting. I have gained hands-on experience in a wide range of IT disciplines, including internal and end-user technical support, programming, development and infrastructure support. Combined with a previous career in Emergency Services, I leverage a skill set that allows me to think critically and objectively in extremely high stress environments while maintaining an excellent user support experience.</text:p>
      <text:p text:style-name="Standard">I came into my current job with basic computer assembly and troubleshooting experience. Within the first two weeks I was supporting the full line of our software. In three months’ time, I was assisting in software development, writing product requirements, specifications and use flows. Within the first year I took on managing the company file server and backups.</text:p>
      <text:p text:style-name="Standard">I provide a wide range of services to my company, ranging from customer service, to software development testing and management, to network infrastructure management. I strive to find ways of improving workflow and efficiency. To that end I helped spearhead case management automation which drastically decreased spam cases and improved response times.</text:p>
      <text:p text:style-name="Standard">I assist in managing our network and infrastructure. At time of writing, I am responsible for overseeing migrating office locations. I have disassembled the old location's network and reestablished it at our new facility with minimal downtime. I advocated moving an aging file server to a new NAS server, increasing redundancy and improving the reliability of backups. Additionally, user email account management, antivirus configuration and VoIP troubleshooting are all responsibilities of mine.</text:p>
      <text:p text:style-name="Standard"><text:bookmark-end text:name="OLE_LINK1"/><text:bookmark-end text:name="OLE_LINK2"/>In my off time I continue to learn and hone my skills; I am in the process of pursuing a Network + certification. Some of my side projects at home have included a network wide ad blocker, storage server and a touch-based media server.</text:p>
      <text:p text:style-name="Standard"><text:bookmark-end text:name="OLE_LINK6"/><text:bookmark-end text:name="OLE_LINK7"/>I know that while I lack a traditional education, my experiences make me uniquely qualified to support IT in a hospital setting. I have a hunger and motivation that<text:s/>will be difficult to find elsewhere and I am driven and capable of rapidly learning and supporting new technologies. I ask that you consider me for this position. Thank you for your time and consideration.</text:p>
      <text:p text:style-name="Standard">Regards,</text:p>
      <text:p text:style-name="Standard">Marshall Nye</text:p>
      <text:p text:style-name="Standard">ffnye15@gmail.com</text:p>
      <text:p text:style-name="Standard">603-568-953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Raleway Light" svg:font-family="Raleway Light" style:font-family-generic="swiss" style:font-pitch="variable" svg:panose-1="2 11 4 3 3 1 1 6 0 3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 fo:line-height="100%" fo:margin-left="0.25in" fo:text-indent="-0.25in">
        <style:tab-stops/>
      </style:paragraph-properties>
      <style:text-properties style:font-name="Raleway Light" style:font-name-asian="Calibri" style:font-name-complex="Times New Roman" style:font-weight-complex="bold" fo:text-transform="uppercase" fo:color="#000000" fo:font-size="22pt" style:font-size-asian="22pt" style:font-size-complex="22pt" style:language-asian="ar" style:country-asian="SA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0277in" fo:margin-bottom="0in"/>
      <style:text-properties style:font-name="Calibri Light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ing51" style:display-name="Heading 51" style:family="paragraph" style:parent-style-name="Heading5" style:default-outline-level="5">
      <style:paragraph-properties fo:margin-top="0.1388in" fo:line-height="100%"/>
      <style:text-properties style:font-name="Raleway Light" style:font-name-asian="Calibri" style:font-name-complex="Times New Roman" fo:font-weight="bold" style:font-weight-asian="bold" style:font-weight-complex="bold" fo:color="#538135" fo:font-size="10pt" style:font-size-asian="10pt" style:font-size-complex="10pt" style:language-asian="ar" style:country-asian="SA" fo:hyphenate="false"/>
    </style:style>
    <style:style style:name="Heading1Char" style:display-name="Heading 1 Char" style:family="text" style:parent-style-name="DefaultParagraphFont">
      <style:text-properties style:font-name="Raleway Light" style:font-name-asian="Calibri" style:font-name-complex="Times New Roman" style:font-weight-complex="bold" fo:text-transform="uppercase" fo:color="#000000" fo:font-size="22pt" style:font-size-asian="22pt" style:font-size-complex="22pt" style:language-asian="ar" style:country-asian="SA"/>
    </style:style>
    <style:style style:name="Heading5Char" style:display-name="Heading 5 Char" style:family="text" style:parent-style-name="DefaultParagraphFont">
      <style:text-properties style:font-name="Calibri Light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shall N</meta:initial-creator>
    <dc:creator>Marshall N</dc:creator>
    <meta:creation-date>2018-05-29T20:26:00Z</meta:creation-date>
    <dc:date>2018-05-29T20:26:00Z</dc:date>
    <meta:print-date>2018-01-10T17:32:00Z</meta:print-date>
    <meta:template xlink:href="Normal.dotm" xlink:type="simple"/>
    <meta:editing-cycles>2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99" meta:character-count="2670" meta:row-count="18" meta:non-whitespace-character-count="2276"/>
  </office:meta>
</office:document-meta>
</file>